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fa73" officeooo:paragraph-rsid="0005fa73"/>
    </style:style>
    <style:style style:name="P2" style:family="paragraph" style:parent-style-name="Standard">
      <style:text-properties officeooo:rsid="0005fa73" officeooo:paragraph-rsid="0009600d"/>
    </style:style>
    <style:style style:name="T1" style:family="text">
      <style:text-properties officeooo:rsid="000794a8"/>
    </style:style>
    <style:style style:name="T2" style:family="text">
      <style:text-properties officeooo:rsid="0009600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Объяснение кода:</text:p>
      <text:p text:style-name="P1"/>
      <text:p text:style-name="P1">1. Инициализация:</text:p>
      <text:p text:style-name="P1"/>
      <text:p text:style-name="P1">windowNums: Набор (HashSet) для хранения уникальных чисел в текущем окне.</text:p>
      <text:p text:style-name="P1">startWindow: Индекс начала текущего окна.</text:p>
      <text:p text:style-name="P1">endWindow: Индекс конца текущего окна.</text:p>
      <text:p text:style-name="P1">maxSum: Максимальная сумма подмассива с уникальными числами, найденная на данный момент.</text:p>
      <text:p text:style-name="P1">currentSum: Сума чисел в текущем окне.</text:p>
      <text:p text:style-name="P1">2. Основной цикл:</text:p>
      <text:p text:style-name="P1"/>
      <text:p text:style-name="P1">Пробегает по массиву nums с помощью индекса endWindow.</text:p>
      <text:p text:style-name="P1"/>
      <text:p text:style-name="P1">3. Проверка уникальности:</text:p>
      <text:p text:style-name="P1"/>
      <text:p text:style-name="P1">Берется число endNum в конце текущего окна (nums[endWindow]).</text:p>
      <text:p text:style-name="P1">Если это число еще не содержится в наборе windowNums, значит оно уникально:</text:p>
      <text:p text:style-name="P1">Число добавляется в набор windowNums.</text:p>
      <text:p text:style-name="P1">К currentSum прибавляется значение endNum.</text:p>
      <text:p text:style-name="P1">Обновляется maxSum: берется максимум между текущим значением maxSum и currentSum.</text:p>
      <text:p text:style-name="P1">Если число уже есть в наборе windowNums:</text:p>
      <text:p text:style-name="P1">Внутренний цикл сдвигает начало окна (startWindow) вправо, пока не будет удалено повторяющееся число из набора windowNums:</text:p>
      <text:p text:style-name="P1">Из набора windowNums удаляется число в начале окна (nums[startWindow]).</text:p>
      <text:p text:style-name="P1">Из currentSum вычитается это число.</text:p>
      <text:p text:style-name="P1">4. Расширение окна:</text:p>
      <text:p text:style-name="P1"/>
      <text:p text:style-name="P1">Индекс endWindow увеличивается, чтобы расширить окно на одно число вправо.</text:p>
      <text:p text:style-name="P1">5. Возвращение результата:</text:p>
      <text:p text:style-name="P1"/>
      <text:p text:style-name="P1">После завершения цикла возвращается maxSum, содержащая максимальную сумму подмассива с уникальными числами.</text:p>
      <text:p text:style-name="P1">Суть алгоритма:</text:p>
      <text:p text:style-name="P1"/>
      <text:p text:style-name="P1">Алгоритм использует технику скользящего окна для поиска подмассива с максимальной суммой, содержащего только уникальные числа. Он поддерживает набор windowNums для отслеживания уникальных чисел в текущем окне и обновляет maxSum по мере расширения окна. Если в окне встречается повторяющееся число, оно сжимает окно с начала, пока повторяющееся число не будет исключено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06:18.288964498</meta:creation-date>
    <dc:date>2023-12-25T18:38:37.996768901</dc:date>
    <meta:editing-duration>PT1M39S</meta:editing-duration>
    <meta:editing-cycles>1</meta:editing-cycles>
    <meta:document-statistic meta:table-count="0" meta:image-count="0" meta:object-count="0" meta:page-count="1" meta:paragraph-count="25" meta:word-count="212" meta:character-count="1581" meta:non-whitespace-character-count="1394"/>
    <meta:generator>LibreOffice/7.3.7.2$Linux_X86_64 LibreOffice_project/30$Build-2</meta:generator>
  </office:meta>
</office:document-meta>
</file>